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b46e96" draw:fill="solid" draw:fill-color="#f496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b46e96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.953cm" fo:margin-right="0cm" fo:margin-top="0.35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f496cb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eb3d9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2c3c43" style:text-line-through-style="none" style:text-line-through-type="none" style:text-position="0% 100%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2c3c43" style:text-line-through-style="none" style:text-line-through-type="none" style:text-position="0% 100%" style:font-name="Trebuchet MS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variant="normal" fo:text-transform="none" fo:color="#2c3c43" style:text-line-through-style="none" style:text-line-through-type="none" style:text-position="0% 100%" style:font-name="Trebuchet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2c3c43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7.719cm" svg:height="2.167cm" svg:x="4.336cm" svg:y="0.416cm" presentation:class="title" presentation:user-transformed="true">
          <draw:text-box>
            <text:p text:style-name="P1"><text:span text:style-name="T1">SORU 1:</text:span></text:p>
          </draw:text-box>
        </draw:frame>
        <draw:frame draw:name="Subtitle 2" presentation:style-name="pr2" draw:text-style-name="P4" draw:layer="layout" svg:width="22.007cm" svg:height="14.904cm" svg:x="4.336cm" svg:y="3.053cm" presentation:class="subtitle" presentation:user-transformed="true">
          <draw:text-box>
            <text:p text:style-name="P3"><text:span text:style-name="T2">N x M bir matriste her bir satırın önce asal sayılarını sonra asal olmayan sayılarını küçükten büyüğe </text:span><text:span text:style-name="T3">bubble sort</text:span><text:span text:style-name="T2"> algoritmasıyla sıralayarak yazdırın.</text:span></text:p>
            <text:p text:style-name="P3"><text:span text:style-name="T4"/></text:p>
            <text:p text:style-name="P3"><text:span text:style-name="T2">Örnek:</text:span></text:p>
            <text:p text:style-name="P3"><text:span text:style-name="T2">3 3</text:span></text:p>
            <text:p text:style-name="P3"><text:span text:style-name="T2">4 9 3</text:span></text:p>
            <text:p text:style-name="P3"><text:span text:style-name="T2">25 13 14</text:span></text:p>
            <text:p text:style-name="P3"><text:span text:style-name="T2">6 8 2</text:span></text:p>
            <text:p text:style-name="P3"><text:span text:style-name="T2"/></text:p>
            <text:p text:style-name="P3"><text:span text:style-name="T2">Cevap:</text:span></text:p>
            <text:p text:style-name="P3"><text:span text:style-name="T2">3 9 4</text:span></text:p>
            <text:p text:style-name="P3"><text:span text:style-name="T2">13 14 25</text:span></text:p>
            <text:p text:style-name="P3"><text:span text:style-name="T2">2 6 8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RU 2:" draw:style-name="dp1" draw:master-page-name="Title_20_and_20_Content" presentation:presentation-page-layout-name="AL2T11">
        <draw:frame draw:name="Başlık 1" presentation:style-name="pr4" draw:text-style-name="P7" draw:layer="layout" svg:width="23.879cm" svg:height="3.668cm" svg:x="1.881cm" svg:y="0.539cm" presentation:class="title" presentation:user-transformed="true">
          <draw:text-box>
            <text:p text:style-name="P6"><text:span text:style-name="T1">SORU 2:</text:span></text:p>
          </draw:text-box>
        </draw:frame>
        <draw:frame draw:name="İçerik Yer Tutucusu 2" presentation:style-name="pr5" draw:text-style-name="P9" draw:layer="layout" svg:width="24.769cm" svg:height="13.762cm" svg:x="1.232cm" svg:y="3.476cm" presentation:class="outline" presentation:user-transformed="true">
          <draw:text-box>
            <text:p text:style-name="P8"><text:span text:style-name="T6">   </text:span><text:span text:style-name="T6">Bir sayı eğer (2 ^ p) - 1 olarak ifade edilebiliyorsa ve aynı zamanda bu sayının, tersinden çıkarılmış hali bir çift sayıya eşitse bu sayıya </text:span><text:span text:style-name="T7">Dımbıllan</text:span><text:span text:style-name="T6"> sayı denir. </text:span></text:p>
            <text:p text:style-name="P8"><text:span text:style-name="T6">   </text:span><text:span text:style-name="T6">Kaç tane integer </text:span><text:span text:style-name="T7">Dımbıllan</text:span><text:span text:style-name="T6"> sayı olduğunu bulunuz.</text:span></text:p>
            <text:p text:style-name="P8"><text:span text:style-name="T6"/></text:p>
            <text:p text:style-name="P8"><text:span text:style-name="T6">Örnek: 511 sayısı</text:span></text:p>
            <text:p text:style-name="P8"><text:span text:style-name="T6">(2 ^ 9) - 1 = 511</text:span></text:p>
            <text:p text:style-name="P8"><text:span text:style-name="T6">Ters hali 115</text:span></text:p>
            <text:p text:style-name="P8"><text:span text:style-name="T6">511 – 115 = 396 =&gt; çif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ru 3:" draw:style-name="dp1" draw:master-page-name="Title_20_and_20_Content" presentation:presentation-page-layout-name="AL2T11">
        <draw:frame draw:name="Başlık 1" presentation:style-name="pr4" draw:text-style-name="P7" draw:layer="layout" svg:width="23.879cm" svg:height="3.668cm" svg:x="1.881cm" svg:y="0.01cm" presentation:class="title" presentation:user-transformed="true">
          <draw:text-box>
            <text:p text:style-name="P6"><text:span text:style-name="T1">Soru 3:</text:span></text:p>
          </draw:text-box>
        </draw:frame>
        <draw:frame draw:name="İçerik Yer Tutucusu 2" presentation:style-name="pr5" draw:text-style-name="P9" draw:layer="layout" svg:width="22.556cm" svg:height="16.6cm" svg:x="1.881cm" svg:y="2.682cm" presentation:class="outline" presentation:user-transformed="true">
          <draw:text-box>
            <text:p text:style-name="P3"><text:span text:style-name="T8">Size verilen N x N bir matristeki M x M küçük matrislerin toplamından yeni bir matris oluşturup bu matrisi ekrana bastırınız.</text:span></text:p>
            <text:p text:style-name="P3"><text:span text:style-name="T8">Aşağıdaki örnekte N = 3, M = 2'dir. Her bir M x M matris aşağıda gösterilmiştir.</text:span></text:p>
            <text:p text:style-name="P3"><text:span text:style-name="T8">Örnek:</text:span></text:p>
            <text:p text:style-name="P3"><text:span text:style-name="T8">3 2</text:span></text:p>
            <text:p text:style-name="P3"><text:span text:style-name="T8">6 7 9</text:span></text:p>
            <text:p text:style-name="P3"><text:span text:style-name="T8">12 4 2</text:span></text:p>
            <text:p text:style-name="P3"><text:span text:style-name="T8">3 8 5</text:span></text:p>
            <text:p text:style-name="P3"><text:span text:style-name="T9"/></text:p>
            <text:p text:style-name="P3"><text:span text:style-name="T8">Cevap:</text:span></text:p>
            <text:p text:style-name="P3"><text:span text:style-name="T8">29 22</text:span></text:p>
            <text:p text:style-name="P3"><text:span text:style-name="T8">27 19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</draw:text-box>
        </draw:frame>
        <draw:custom-shape draw:name="Dikdörtgen 6" draw:style-name="gr2" draw:text-style-name="P11" draw:layer="layout" svg:width="1.562cm" svg:height="1.611cm" svg:x="9.458cm" svg:y="6.138cm">
          <text:p text:style-name="P10"><text:span text:style-name="T1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7" draw:style-name="gr2" draw:text-style-name="P11" draw:layer="layout" svg:width="1.562cm" svg:height="1.611cm" svg:x="11.021cm" svg:y="6.138cm">
          <text:p text:style-name="P10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8" draw:style-name="gr3" draw:text-style-name="P12" draw:layer="layout" svg:width="1.562cm" svg:height="1.611cm" svg:x="12.585cm" svg:y="6.138cm">
          <text:p text:style-name="P10"><text:span text:style-name="T1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9" draw:style-name="gr2" draw:text-style-name="P11" draw:layer="layout" svg:width="1.562cm" svg:height="1.611cm" svg:x="9.458cm" svg:y="7.75cm">
          <text:p text:style-name="P10"><text:span text:style-name="T10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0" draw:style-name="gr2" draw:text-style-name="P11" draw:layer="layout" svg:width="1.562cm" svg:height="1.611cm" svg:x="11.021cm" svg:y="7.75cm">
          <text:p text:style-name="P10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1" draw:style-name="gr3" draw:text-style-name="P12" draw:layer="layout" svg:width="1.562cm" svg:height="1.611cm" svg:x="12.585cm" svg:y="7.75cm">
          <text:p text:style-name="P10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2" draw:style-name="gr3" draw:text-style-name="P12" draw:layer="layout" svg:width="1.562cm" svg:height="1.611cm" svg:x="9.458cm" svg:y="9.361cm">
          <text:p text:style-name="P10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3" draw:style-name="gr3" draw:text-style-name="P12" draw:layer="layout" svg:width="1.562cm" svg:height="1.611cm" svg:x="11.021cm" svg:y="9.361cm">
          <text:p text:style-name="P10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4" draw:style-name="gr3" draw:text-style-name="P12" draw:layer="layout" svg:width="1.562cm" svg:height="1.611cm" svg:x="12.585cm" svg:y="9.361cm">
          <text:p text:style-name="P10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4" draw:style-name="gr2" draw:text-style-name="P11" draw:layer="layout" svg:width="1.562cm" svg:height="1.611cm" svg:x="18.79cm" svg:y="6.138cm">
          <text:p text:style-name="P10"><text:span text:style-name="T10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5" draw:style-name="gr2" draw:text-style-name="P11" draw:layer="layout" svg:width="1.562cm" svg:height="1.611cm" svg:x="17.227cm" svg:y="6.138cm">
          <text:p text:style-name="P10"><text:span text:style-name="T10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6" draw:style-name="gr3" draw:text-style-name="P12" draw:layer="layout" svg:width="1.562cm" svg:height="1.611cm" svg:x="15.663cm" svg:y="6.138cm">
          <text:p text:style-name="P10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7" draw:style-name="gr2" draw:text-style-name="P11" draw:layer="layout" svg:width="1.562cm" svg:height="1.611cm" svg:x="18.79cm" svg:y="7.75cm">
          <text:p text:style-name="P10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8" draw:style-name="gr2" draw:text-style-name="P11" draw:layer="layout" svg:width="1.562cm" svg:height="1.611cm" svg:x="17.227cm" svg:y="7.75cm">
          <text:p text:style-name="P10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9" draw:style-name="gr3" draw:text-style-name="P12" draw:layer="layout" svg:width="1.562cm" svg:height="1.611cm" svg:x="15.663cm" svg:y="7.75cm">
          <text:p text:style-name="P10"><text:span text:style-name="T1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0" draw:style-name="gr3" draw:text-style-name="P12" draw:layer="layout" svg:width="1.562cm" svg:height="1.611cm" svg:x="15.663cm" svg:y="9.361cm">
          <text:p text:style-name="P10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1" draw:style-name="gr3" draw:text-style-name="P12" draw:layer="layout" svg:width="1.562cm" svg:height="1.611cm" svg:x="17.227cm" svg:y="9.361cm">
          <text:p text:style-name="P10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2" draw:style-name="gr3" draw:text-style-name="P12" draw:layer="layout" svg:width="1.562cm" svg:height="1.611cm" svg:x="18.79cm" svg:y="9.361cm">
          <text:p text:style-name="P10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3" draw:style-name="gr2" draw:text-style-name="P11" draw:layer="layout" svg:width="1.562cm" svg:height="1.611cm" svg:x="9.482cm" svg:y="15.182cm">
          <text:p text:style-name="P10"><text:span text:style-name="T1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4" draw:style-name="gr2" draw:text-style-name="P11" draw:layer="layout" svg:width="1.562cm" svg:height="1.611cm" svg:x="11.045cm" svg:y="15.182cm">
          <text:p text:style-name="P10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5" draw:style-name="gr3" draw:text-style-name="P12" draw:layer="layout" svg:width="1.562cm" svg:height="1.611cm" svg:x="12.609cm" svg:y="11.959cm">
          <text:p text:style-name="P10"><text:span text:style-name="T1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6" draw:style-name="gr2" draw:text-style-name="P11" draw:layer="layout" svg:width="1.562cm" svg:height="1.611cm" svg:x="9.482cm" svg:y="13.571cm">
          <text:p text:style-name="P10"><text:span text:style-name="T10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7" draw:style-name="gr2" draw:text-style-name="P11" draw:layer="layout" svg:width="1.562cm" svg:height="1.611cm" svg:x="11.045cm" svg:y="13.571cm">
          <text:p text:style-name="P10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8" draw:style-name="gr3" draw:text-style-name="P12" draw:layer="layout" svg:width="1.562cm" svg:height="1.611cm" svg:x="12.609cm" svg:y="13.571cm">
          <text:p text:style-name="P10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9" draw:style-name="gr3" draw:text-style-name="P12" draw:layer="layout" svg:width="1.562cm" svg:height="1.611cm" svg:x="9.482cm" svg:y="11.959cm">
          <text:p text:style-name="P10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40" draw:style-name="gr3" draw:text-style-name="P12" draw:layer="layout" svg:width="1.562cm" svg:height="1.611cm" svg:x="11.045cm" svg:y="11.959cm">
          <text:p text:style-name="P10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41" draw:style-name="gr3" draw:text-style-name="P12" draw:layer="layout" svg:width="1.562cm" svg:height="1.611cm" svg:x="12.609cm" svg:y="15.182cm">
          <text:p text:style-name="P10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42" draw:style-name="gr2" draw:text-style-name="P11" draw:layer="layout" svg:width="1.562cm" svg:height="1.611cm" svg:x="18.766cm" svg:y="15.134cm">
          <text:p text:style-name="P10"><text:span text:style-name="T10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43" draw:style-name="gr2" draw:text-style-name="P11" draw:layer="layout" svg:width="1.562cm" svg:height="1.611cm" svg:x="17.203cm" svg:y="15.134cm">
          <text:p text:style-name="P10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44" draw:style-name="gr3" draw:text-style-name="P12" draw:layer="layout" svg:width="1.562cm" svg:height="1.611cm" svg:x="15.639cm" svg:y="11.911cm">
          <text:p text:style-name="P10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45" draw:style-name="gr2" draw:text-style-name="P11" draw:layer="layout" svg:width="1.562cm" svg:height="1.611cm" svg:x="18.766cm" svg:y="13.523cm">
          <text:p text:style-name="P10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46" draw:style-name="gr2" draw:text-style-name="P11" draw:layer="layout" svg:width="1.562cm" svg:height="1.611cm" svg:x="17.203cm" svg:y="13.523cm">
          <text:p text:style-name="P10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47" draw:style-name="gr3" draw:text-style-name="P12" draw:layer="layout" svg:width="1.562cm" svg:height="1.611cm" svg:x="15.639cm" svg:y="13.523cm">
          <text:p text:style-name="P10"><text:span text:style-name="T1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48" draw:style-name="gr3" draw:text-style-name="P12" draw:layer="layout" svg:width="1.562cm" svg:height="1.611cm" svg:x="15.639cm" svg:y="15.134cm">
          <text:p text:style-name="P10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49" draw:style-name="gr3" draw:text-style-name="P12" draw:layer="layout" svg:width="1.562cm" svg:height="1.611cm" svg:x="17.203cm" svg:y="11.911cm">
          <text:p text:style-name="P10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50" draw:style-name="gr3" draw:text-style-name="P12" draw:layer="layout" svg:width="1.562cm" svg:height="1.611cm" svg:x="18.766cm" svg:y="11.911cm">
          <text:p text:style-name="P10"><text:span text:style-name="T1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2" svg:font-family="'Trebuchet M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f496cb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f496cb" draw:opacity="3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f496cb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f496cb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eb3d9f" draw:opacity="5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eb3d9f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b2136d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b2136d" draw:opacity="66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496cb" draw:opacity="36%"/>
      <style:paragraph-properties fo:text-align="start"/>
      <style:text-properties fo:font-size="18pt"/>
    </style:style>
    <style:style style:name="MP7" style:family="paragraph">
      <loext:graphic-properties draw:fill="solid" draw:fill-color="#f496cb" draw:opacity="20%"/>
      <style:paragraph-properties fo:text-align="start"/>
      <style:text-properties fo:font-size="18pt"/>
    </style:style>
    <style:style style:name="MP8" style:family="paragraph">
      <loext:graphic-properties draw:fill="solid" draw:fill-color="#f496cb" draw:opacity="72%"/>
      <style:paragraph-properties fo:text-align="start"/>
      <style:text-properties fo:font-size="18pt"/>
    </style:style>
    <style:style style:name="MP9" style:family="paragraph">
      <loext:graphic-properties draw:fill="solid" draw:fill-color="#eb3d9f" draw:opacity="50%"/>
      <style:paragraph-properties fo:text-align="start"/>
      <style:text-properties fo:font-size="18pt"/>
    </style:style>
    <style:style style:name="MP10" style:family="paragraph">
      <loext:graphic-properties draw:fill="solid" draw:fill-color="#eb3d9f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b2136d" draw:opacity="80%"/>
      <style:paragraph-properties fo:text-align="start"/>
      <style:text-properties fo:font-size="18pt"/>
    </style:style>
    <style:style style:name="MP12" style:family="paragraph">
      <loext:graphic-properties draw:fill="solid" draw:fill-color="#b2136d" draw:opacity="66%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b3d9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eb3d9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eb3d9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28" drawooo:display="none">
        <draw:line draw:name="Straight Connector 18" draw:style-name="Mgr3" draw:text-style-name="MP5" draw:layer="layout" svg:x1="26.03cm" svg:y1="0cm" svg:x2="29.417cm" svg:y2="19.05cm">
          <text:p/>
        </draw:line>
        <draw:line draw:name="Straight Connector 19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10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7" draw:style-name="Mgr8" draw:text-style-name="MP10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line draw:name="Straight Connector 18" draw:style-name="Mgr3" draw:text-style-name="MP5" draw:layer="layout" svg:x1="26.03cm" svg:y1="0cm" svg:x2="29.417cm" svg:y2="19.05cm">
          <text:p/>
        </draw:line>
        <draw:line draw:name="Straight Connector 19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10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8" draw:text-style-name="MP10" draw:layer="layout" svg:width="2.34cm" svg:height="15.738cm" draw:transform="rotate (-3.14159265358979) translate (2.341cm 15.739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4" draw:layer="backgroundobjects" svg:width="21.574cm" svg:height="4.572cm" svg:x="4.186cm" svg:y="6.67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Date Placeholder 3" presentation:style-name="Mpr2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text:date style:data-style-name="D1" text:date-value="2019-10-26">10/26/19</text:date></text:span></text:p>
        </draw:text-box>
      </draw:frame>
      <draw:frame draw:name="Footer Placeholder 4" presentation:style-name="Mpr2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28">
        <draw:line draw:name="Straight Connector 18" draw:style-name="Mgr3" draw:text-style-name="MP5" draw:layer="layout" svg:x1="26.03cm" svg:y1="0cm" svg:x2="29.417cm" svg:y2="19.05cm">
          <text:p/>
        </draw:line>
        <draw:line draw:name="Straight Connector 19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10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7" draw:style-name="Mgr8" draw:text-style-name="MP10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8" draw:layer="backgroundobjects" svg:width="23.879cm" svg:height="3.668cm" svg:x="1.881cm" svg:y="1.693cm" presentation:class="title" presentation:user-transformed="true">
        <draw:text-box>
          <text:p text:style-name="MP17"><text:span text:style-name="MT5">Click to edit Master title style</text:span></text:p>
        </draw:text-box>
      </draw:frame>
      <draw:frame draw:name="Content Placeholder 2" presentation:style-name="Mpr6" draw:text-style-name="MP20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9"><text:span text:style-name="MT6">Click to edit Master text styles</text:span></text:p>
              <text:list>
                <text:list-item>
                  <text:p text:style-name="MP19"><text:span text:style-name="MT7">Second level</text:span></text:p>
                  <text:list>
                    <text:list-item>
                      <text:p text:style-name="MP19"><text:span text:style-name="MT8">Third level</text:span></text:p>
                      <text:list>
                        <text:list-item>
                          <text:p text:style-name="MP19"><text:span text:style-name="MT9">Fourth level</text:span></text:p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2.532cm" svg:height="1.013cm" svg:x="20.014cm" svg:y="16.782cm" presentation:class="date-time" presentation:user-transformed="true">
        <draw:text-box>
          <text:p text:style-name="MP15"><text:span text:style-name="MT3"><text:date style:data-style-name="D1" text:date-value="2019-10-26">10/26/19</text:date></text:span></text:p>
        </draw:text-box>
      </draw:frame>
      <draw:frame draw:name="Footer Placeholder 4" presentation:style-name="Mpr7" draw:text-style-name="MP16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1.897cm" svg:height="1.013cm" svg:x="23.863cm" svg:y="16.782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Sunusu</dc:title>
    <meta:editing-cycles>263</meta:editing-cycles>
    <meta:creation-date>2019-10-26T09:57:47</meta:creation-date>
    <dc:date>2019-10-26T15:02:03.991000000</dc:date>
    <meta:editing-duration>PT22S</meta:editing-duration>
    <meta:generator>LibreOffice/6.3.1.2$Windows_X86_64 LibreOffice_project/b79626edf0065ac373bd1df5c28bd630b4424273</meta:generator>
    <meta:document-statistic meta:object-count="11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eniş ek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TF10001119" xlink:href=""/>
  </office:meta>
</office:document-meta>
</file>